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adornments="Normál" style:font-pitch="variable"/>
    <style:font-face style:name="NSimSun" svg:font-family="NSimSun" style:font-family-generic="system" style:font-pitch="variable"/>
    <style:font-face style:name="StarSymbol" svg:font-family="StarSymbol" style:font-charset="x-symbol"/>
  </office:font-face-decls>
  <office:automatic-styles>
    <style:style style:name="Tábla5" style:family="table">
      <style:table-properties style:width="2.734in" table:align="left"/>
    </style:style>
    <style:style style:name="Tábla5.A" style:family="table-column">
      <style:table-column-properties style:column-width="0.6833in"/>
    </style:style>
    <style:style style:name="Tábla5.D" style:family="table-column">
      <style:table-column-properties style:column-width="0.684in"/>
    </style:style>
    <style:style style:name="Tábla5.1" style:family="table-row">
      <style:table-row-properties style:row-height="0.341in"/>
    </style:style>
    <style:style style:name="Tábla5.A1" style:family="table-cell">
      <style:table-cell-properties fo:background-color="#b3b3b3" fo:padding="0.0382in" fo:border="0.05pt solid #000000">
        <style:background-image/>
      </style:table-cell-properties>
    </style:style>
    <style:style style:name="Tábla5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D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5.B7" style:family="table-cell">
      <style:table-cell-properties style:vertical-align="middle"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ábla5.D7" style:family="table-cell">
      <style:table-cell-properties style:vertical-align="middle"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7" style:family="table">
      <style:table-properties style:width="2.734in" table:align="left"/>
    </style:style>
    <style:style style:name="Tábla7.A" style:family="table-column">
      <style:table-column-properties style:column-width="0.6833in"/>
    </style:style>
    <style:style style:name="Tábla7.D" style:family="table-column">
      <style:table-column-properties style:column-width="0.684in"/>
    </style:style>
    <style:style style:name="Tábla7.1" style:family="table-row">
      <style:table-row-properties style:row-height="0.4826in"/>
    </style:style>
    <style:style style:name="Tábla7.A1" style:family="table-cell">
      <style:table-cell-properties fo:background-color="#b3b3b3" fo:padding="0.0382in" fo:border="0.05pt solid #000000">
        <style:background-image/>
      </style:table-cell-properties>
    </style:style>
    <style:style style:name="Tábla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7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149297"/>
    </style:style>
    <style:style style:name="P2" style:family="paragraph" style:parent-style-name="_5b_RPG_5d__20_Táblázattartalom_20_1">
      <style:text-properties fo:font-size="10pt" officeooo:paragraph-rsid="00149297" style:font-size-asian="10pt" style:font-size-complex="10pt"/>
    </style:style>
    <style:style style:name="P3" style:family="paragraph" style:parent-style-name="_5b_RPG_5d__20_Táblázattartalom_20_1">
      <style:text-properties fo:font-weight="normal" officeooo:paragraph-rsid="00149297" style:font-weight-asian="normal" style:font-weight-complex="normal"/>
    </style:style>
    <style:style style:name="P4" style:family="paragraph" style:parent-style-name="_5b_RPG_5d__20_Táblázattartalom_20_1">
      <style:text-properties fo:font-size="9pt" fo:font-weight="normal" officeooo:paragraph-rsid="00149297" style:font-size-asian="9pt" style:font-weight-asian="normal" style:font-size-complex="9pt" style:font-weight-complex="normal"/>
    </style:style>
    <style:style style:name="P5" style:family="paragraph" style:parent-style-name="_5b_RPG_5d__20_Táblázattartalom_20_1">
      <style:text-properties fo:font-size="9pt" fo:font-weight="normal" officeooo:rsid="00154bc6" officeooo:paragraph-rsid="00154bc6" style:font-size-asian="9pt" style:font-weight-asian="normal" style:font-size-complex="9pt" style:font-weight-complex="normal"/>
    </style:style>
    <style:style style:name="P6" style:family="paragraph" style:parent-style-name="Standard">
      <style:text-properties officeooo:paragraph-rsid="00149297"/>
    </style:style>
    <style:style style:name="P7" style:family="paragraph" style:parent-style-name="Standard">
      <style:paragraph-properties fo:margin-left="0in" fo:margin-right="0in" fo:text-indent="0.0398in" style:auto-text-indent="false"/>
      <style:text-properties style:font-name="Mufferaw" officeooo:paragraph-rsid="00149297"/>
    </style:style>
    <style:style style:name="P8" style:family="paragraph" style:parent-style-name="_5b_RPG_5d__20_Táblázattartalom_20_1">
      <style:text-properties officeooo:paragraph-rsid="00149297"/>
    </style:style>
    <style:style style:name="P9" style:family="paragraph" style:parent-style-name="_5b_RPG_5d__20_Táblázattartalom_20_1">
      <style:text-properties fo:font-size="8pt" fo:font-weight="normal" officeooo:paragraph-rsid="00149297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paragraph-rsid="00149297"/>
    </style:style>
    <style:style style:name="P11" style:family="paragraph" style:parent-style-name="Text_20_body">
      <style:paragraph-properties fo:break-before="column"/>
      <style:text-properties officeooo:paragraph-rsid="00149297"/>
    </style:style>
    <style:style style:name="P12" style:family="paragraph" style:parent-style-name="Text_20_body">
      <style:text-properties officeooo:paragraph-rsid="00149297"/>
    </style:style>
    <style:style style:name="T1" style:family="text">
      <style:text-properties style:text-line-through-style="none" style:text-line-through-type="non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officeooo:rsid="00154bc6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language="en" fo:country="US" officeooo:rsid="00149297" fo:background-color="transparent" loext:char-shading-value="0"/>
    </style:style>
    <style:style style:name="Sect1" style:family="section">
      <style:section-properties fo:background-color="transparent" text:dont-balance-text-columns="true" style:editable="false">
        <style:columns fo:column-count="2">
          <style:column style:rel-width="4309*" fo:start-indent="0in" fo:end-indent="0in"/>
          <style:column style:rel-width="5328*" fo:start-indent="0in" fo:end-indent="0in"/>
        </style:columns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_5b_RPG_5d__20_Kiemelt_20_kifejezés"><text:span text:style-name="T1"/></text:span></text:p>
      <text:section text:style-name="Sect1" text:name="Példa_sebesülés">
        <table:table table:name="Tábla5" table:style-name="Tábla5">
          <table:table-column table:style-name="Tábla5.A" table:number-columns-repeated="3"/>
          <table:table-column table:style-name="Tábla5.D"/>
          <table:table-header-rows>
            <table:table-row table:style-name="Tábla5.1">
              <table:table-cell table:style-name="Tábla5.A1" table:number-columns-spanned="4" office:value-type="string">
                <text:p text:style-name="P2">Életerő táblázat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ábla5.A2" office:value-type="string">
              <text:p text:style-name="P3">S1<text:line-break/><text:span text:style-name="T2">(ÉP/4)</text:span></text:p>
            </table:table-cell>
            <table:table-cell table:style-name="Tábla5.A2" office:value-type="string">
              <text:p text:style-name="P3">S2<text:line-break/><text:span text:style-name="T2">(ÉP/4)</text:span></text:p>
            </table:table-cell>
            <table:table-cell table:style-name="Tábla5.A2" office:value-type="string">
              <text:p text:style-name="P3">S3<text:line-break/><text:span text:style-name="T2">(ÉP/4)</text:span></text:p>
            </table:table-cell>
            <table:table-cell table:style-name="Tábla5.D2" office:value-type="string">
              <text:p text:style-name="P3">S4<text:line-break/><text:span text:style-name="T3">(</text:span><text:span text:style-name="T2">ÉP/4)</text:span></text:p>
            </table:table-cell>
          </table:table-row>
          <table:table-row>
            <table:table-cell table:style-name="Tábla5.A3" office:value-type="string">
              <text:p text:style-name="P4">V1</text:p>
            </table:table-cell>
            <table:table-cell table:style-name="Tábla5.A3" office:value-type="string">
              <text:p text:style-name="P4">Z2</text:p>
            </table:table-cell>
            <table:table-cell table:style-name="Tábla5.A3" office:value-type="string">
              <text:p text:style-name="P4">S3</text:p>
            </table:table-cell>
            <table:table-cell table:style-name="Tábla5.D3" office:value-type="string">
              <text:p text:style-name="P5">F</text:p>
            </table:table-cell>
          </table:table-row>
          <table:table-row>
            <table:table-cell table:style-name="Tábla5.A3" office:value-type="string">
              <text:p text:style-name="P4">V1</text:p>
            </table:table-cell>
            <table:table-cell table:style-name="Tábla5.A3" office:value-type="string">
              <text:p text:style-name="P4">Z2</text:p>
            </table:table-cell>
            <table:table-cell table:style-name="Tábla5.A3" office:value-type="string">
              <text:p text:style-name="P4">S3</text:p>
            </table:table-cell>
            <table:table-cell table:style-name="Tábla5.D3" office:value-type="string">
              <text:p text:style-name="P5">F</text:p>
            </table:table-cell>
          </table:table-row>
          <table:table-row>
            <table:table-cell table:style-name="Tábla5.A3" office:value-type="string">
              <text:p text:style-name="P4">Z2</text:p>
            </table:table-cell>
            <table:table-cell table:style-name="Tábla5.A3" office:value-type="string">
              <text:p text:style-name="P4">S3</text:p>
            </table:table-cell>
            <table:table-cell table:style-name="Tábla5.A3" office:value-type="string">
              <text:p text:style-name="P5">F</text:p>
            </table:table-cell>
            <table:table-cell table:style-name="Tábla5.D3" office:value-type="string">
              <text:p text:style-name="P4"/>
            </table:table-cell>
          </table:table-row>
          <table:table-row>
            <table:table-cell table:style-name="Tábla5.A3" office:value-type="string">
              <text:p text:style-name="P4">Z2</text:p>
            </table:table-cell>
            <table:table-cell table:style-name="Tábla5.A3" office:value-type="string">
              <text:p text:style-name="P4">S3</text:p>
            </table:table-cell>
            <table:table-cell table:style-name="Tábla5.A3" office:value-type="string">
              <text:p text:style-name="P5">F</text:p>
            </table:table-cell>
            <table:table-cell table:style-name="Tábla5.D6" office:value-type="string">
              <text:p text:style-name="P4"/>
            </table:table-cell>
          </table:table-row>
          <table:table-row>
            <table:table-cell table:style-name="Tábla5.A3" office:value-type="string">
              <text:p text:style-name="P4">Z2</text:p>
            </table:table-cell>
            <table:table-cell table:style-name="Tábla5.B7" office:value-type="string">
              <text:p text:style-name="P4"/>
            </table:table-cell>
            <table:table-cell table:style-name="Tábla5.B7" office:value-type="string">
              <text:p text:style-name="P4"/>
            </table:table-cell>
            <table:table-cell table:style-name="Tábla5.D7" office:value-type="string">
              <text:p text:style-name="P4"/>
            </table:table-cell>
          </table:table-row>
        </table:table>
        <text:p text:style-name="P6"/>
        <text:p text:style-name="P7"/>
        <table:table table:name="Tábla7" table:style-name="Tábla7">
          <table:table-column table:style-name="Tábla7.A" table:number-columns-repeated="3"/>
          <table:table-column table:style-name="Tábla7.D"/>
          <table:table-header-rows>
            <table:table-row table:style-name="Tábla7.1">
              <table:table-cell table:style-name="Tábla7.A1" table:number-columns-spanned="4" office:value-type="string">
                <text:p text:style-name="P8">Harcérték levonások<text:span text:style-name="T3"> <text:line-break/>(KÉ,TÉ,VÉ, támadás)</text:span>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ábla7.A2" office:value-type="string">
              <text:p text:style-name="P9">-</text:p>
            </table:table-cell>
            <table:table-cell table:style-name="Tábla7.A2" office:value-type="string">
              <text:p text:style-name="P9">TÉ: -<text:span text:style-name="T4">0</text:span></text:p>
            </table:table-cell>
            <table:table-cell table:style-name="Tábla7.A2" office:value-type="string">
              <text:p text:style-name="P9">TÉ: -<text:span text:style-name="T4">9</text:span></text:p>
            </table:table-cell>
            <table:table-cell table:style-name="Tábla7.D2" office:value-type="string">
              <text:p text:style-name="P9">TÉ: -<text:span text:style-name="T4">19</text:span></text:p>
            </table:table-cell>
          </table:table-row>
        </table:table>
        <text:p text:style-name="P10"><text:span text:style-name="_5b_RPG_5d_Kiemelt_20_kifejezés"><text:span text:style-name="T5"/></text:span></text:p>
        <text:p text:style-name="P11"><text:span text:style-name="T6">Lorem ispum</text:span></text:p>
        <text:p text:style-name="P12"><text:span text:style-name="T6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adornments="Normál" style:font-pitch="variable"/>
    <style:font-face style:name="NSimSun" svg:font-family="NSimSun" style:font-family-generic="system" style:font-pitch="variable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" fo:font-family="FreeSerif" style:font-style-name="Normál" style:font-pitch="variable" fo:font-size="9pt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7:12:37.342000000</meta:creation-date>
    <dc:date>2025-02-06T17:29:34.147000000</dc:date>
    <meta:editing-duration>PT16M56S</meta:editing-duration>
    <meta:editing-cycles>2</meta:editing-cycles>
    <meta:generator>LibreOffice/24.8.4.2$Windows_X86_64 LibreOffice_project/bb3cfa12c7b1bf994ecc5649a80400d06cd71002</meta:generator>
    <meta:document-statistic meta:table-count="2" meta:image-count="0" meta:object-count="0" meta:page-count="1" meta:paragraph-count="26" meta:word-count="38" meta:character-count="149" meta:non-whitespace-character-count="136"/>
  </office:meta>
</office:document-meta>
</file>